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4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" table:style-name="ta1">
        <table:shapes>
          <draw:frame draw:z-index="0" draw:style-name="gr1" draw:text-style-name="P1" svg:width="159.99mm" svg:height="89.99mm" svg:x="77.65mm" svg:y="1mm">
            <loext:p draw:notify-on-update-of-ranges="cameraslog_2.A1:cameraslog_2.A1 cameraslog_2.A2:cameraslog_2.A1001 cameraslog_2.B1:cameraslog_2.B1 cameraslog_2.B2:cameraslog_2.B1001 cameraslog_2.A1:cameraslog_2.A1 cameraslog_2.A2:cameraslog_2.A1001 cameraslog_2.C1:cameraslog_2.C1 cameraslog_2.C2:cameraslog_2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304666" calcext:value-type="float">
            <text:p>5,3046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71213" calcext:value-type="float">
            <text:p>5,1712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373751" calcext:value-type="float">
            <text:p>5,37375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342146" calcext:value-type="float">
            <text:p>5,3421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31231" calcext:value-type="float">
            <text:p>5,2312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34518" calcext:value-type="float">
            <text:p>5,3345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83605" calcext:value-type="float">
            <text:p>5,4836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2941" calcext:value-type="float">
            <text:p>5,5294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65027" calcext:value-type="float">
            <text:p>5,3650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674127" calcext:value-type="float">
            <text:p>5,6741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609409" calcext:value-type="float">
            <text:p>5,6094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710162" calcext:value-type="float">
            <text:p>5,7101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062883" calcext:value-type="float">
            <text:p>6,0628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863283" calcext:value-type="float">
            <text:p>5,86328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07279" calcext:value-type="float">
            <text:p>6,0072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037817" calcext:value-type="float">
            <text:p>6,0378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110536" calcext:value-type="float">
            <text:p>6,1105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10536" calcext:value-type="float">
            <text:p>6,1105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53824" calcext:value-type="float">
            <text:p>6,3538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447997" calcext:value-type="float">
            <text:p>6,44799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295262" calcext:value-type="float">
            <text:p>6,2952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55127" calcext:value-type="float">
            <text:p>6,551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598536" calcext:value-type="float">
            <text:p>6,598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598536" calcext:value-type="float">
            <text:p>6,598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549077" calcext:value-type="float">
            <text:p>6,5490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402536" calcext:value-type="float">
            <text:p>6,40253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207985" calcext:value-type="float">
            <text:p>6,2079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234878" calcext:value-type="float">
            <text:p>6,2348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234878" calcext:value-type="float">
            <text:p>6,2348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077062" calcext:value-type="float">
            <text:p>6,0770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077062" calcext:value-type="float">
            <text:p>6,07706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270523" calcext:value-type="float">
            <text:p>6,2705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353454" calcext:value-type="float">
            <text:p>6,3534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342173" calcext:value-type="float">
            <text:p>6,3421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425083" calcext:value-type="float">
            <text:p>6,42508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291261" calcext:value-type="float">
            <text:p>6,2912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189447" calcext:value-type="float">
            <text:p>6,1894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43526" calcext:value-type="float">
            <text:p>6,435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513077" calcext:value-type="float">
            <text:p>6,5130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646895" calcext:value-type="float">
            <text:p>6,6468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609803" calcext:value-type="float">
            <text:p>6,60980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789448" calcext:value-type="float">
            <text:p>6,7894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984358" calcext:value-type="float">
            <text:p>6,9843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184362" calcext:value-type="float">
            <text:p>7,18436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381813" calcext:value-type="float">
            <text:p>7,3818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551269" calcext:value-type="float">
            <text:p>7,5512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551269" calcext:value-type="float">
            <text:p>7,55126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705454" calcext:value-type="float">
            <text:p>7,70545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553813" calcext:value-type="float">
            <text:p>7,5538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814905" calcext:value-type="float">
            <text:p>7,81490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910542" calcext:value-type="float">
            <text:p>7,9105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913082" calcext:value-type="float">
            <text:p>7,9130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018901" calcext:value-type="float">
            <text:p>8,0189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286152" calcext:value-type="float">
            <text:p>8,28615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287609" calcext:value-type="float">
            <text:p>8,2876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287609" calcext:value-type="float">
            <text:p>8,28760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333419" calcext:value-type="float">
            <text:p>8,33341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120694" calcext:value-type="float">
            <text:p>8,1206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087603" calcext:value-type="float">
            <text:p>8,0876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300327" calcext:value-type="float">
            <text:p>8,3003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292692" calcext:value-type="float">
            <text:p>8,2926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482511" calcext:value-type="float">
            <text:p>8,4825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.482511" calcext:value-type="float">
            <text:p>8,4825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.581771" calcext:value-type="float">
            <text:p>8,5817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365436" calcext:value-type="float">
            <text:p>8,3654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365436" calcext:value-type="float">
            <text:p>8,36543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532349" calcext:value-type="float">
            <text:p>8,53234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.345074" calcext:value-type="float">
            <text:p>8,3450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.575617" calcext:value-type="float">
            <text:p>8,5756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383252" calcext:value-type="float">
            <text:p>8,38325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.36289" calcext:value-type="float">
            <text:p>8,3628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.332349" calcext:value-type="float">
            <text:p>8,3323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.332349" calcext:value-type="float">
            <text:p>8,3323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.332349" calcext:value-type="float">
            <text:p>8,3323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332349" calcext:value-type="float">
            <text:p>8,3323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139984" calcext:value-type="float">
            <text:p>8,13998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206157" calcext:value-type="float">
            <text:p>8,20615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216338" calcext:value-type="float">
            <text:p>8,2163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393431" calcext:value-type="float">
            <text:p>8,3934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395977" calcext:value-type="float">
            <text:p>8,3959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375617" calcext:value-type="float">
            <text:p>8,3756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375617" calcext:value-type="float">
            <text:p>8,37561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542529" calcext:value-type="float">
            <text:p>8,54252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729803" calcext:value-type="float">
            <text:p>8,7298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5578" calcext:value-type="float">
            <text:p>8,55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5578" calcext:value-type="float">
            <text:p>8,557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62504" calcext:value-type="float">
            <text:p>8,6250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.602134" calcext:value-type="float">
            <text:p>8,6021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602134" calcext:value-type="float">
            <text:p>8,60213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580293" calcext:value-type="float">
            <text:p>8,58029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59811" calcext:value-type="float">
            <text:p>8,5981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570113" calcext:value-type="float">
            <text:p>8,5701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415925" calcext:value-type="float">
            <text:p>8,4159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58793" calcext:value-type="float">
            <text:p>8,5879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339574" calcext:value-type="float">
            <text:p>8,33957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18284" calcext:value-type="float">
            <text:p>8,1828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35443" calcext:value-type="float">
            <text:p>8,354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205335" calcext:value-type="float">
            <text:p>8,2053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951886" calcext:value-type="float">
            <text:p>7,9518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951886" calcext:value-type="float">
            <text:p>7,9518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762069" calcext:value-type="float">
            <text:p>7,7620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75698" calcext:value-type="float">
            <text:p>7,7569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544253" calcext:value-type="float">
            <text:p>7,5442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569704" calcext:value-type="float">
            <text:p>7,5697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569704" calcext:value-type="float">
            <text:p>7,56970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57734" calcext:value-type="float">
            <text:p>7,577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746797" calcext:value-type="float">
            <text:p>7,7467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.746797" calcext:value-type="float">
            <text:p>7,7467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746797" calcext:value-type="float">
            <text:p>7,7467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746797" calcext:value-type="float">
            <text:p>7,7467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.639899" calcext:value-type="float">
            <text:p>7,6398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639899" calcext:value-type="float">
            <text:p>7,6398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.639899" calcext:value-type="float">
            <text:p>7,6398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639899" calcext:value-type="float">
            <text:p>7,63989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.736615" calcext:value-type="float">
            <text:p>7,7366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.736615" calcext:value-type="float">
            <text:p>7,7366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.762066" calcext:value-type="float">
            <text:p>7,7620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.923889" calcext:value-type="float">
            <text:p>7,9238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923889" calcext:value-type="float">
            <text:p>7,92388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800247" calcext:value-type="float">
            <text:p>7,8002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931526" calcext:value-type="float">
            <text:p>7,9315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.931526" calcext:value-type="float">
            <text:p>7,9315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116254" calcext:value-type="float">
            <text:p>8,11625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295894" calcext:value-type="float">
            <text:p>8,2958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295894" calcext:value-type="float">
            <text:p>8,29589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075532" calcext:value-type="float">
            <text:p>8,0755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075532" calcext:value-type="float">
            <text:p>8,0755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829722" calcext:value-type="float">
            <text:p>7,82972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890804" calcext:value-type="float">
            <text:p>7,8908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600657" calcext:value-type="float">
            <text:p>7,60065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451971" calcext:value-type="float">
            <text:p>7,4519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451971" calcext:value-type="float">
            <text:p>7,4519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241792" calcext:value-type="float">
            <text:p>7,2417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216339" calcext:value-type="float">
            <text:p>7,21633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.203613" calcext:value-type="float">
            <text:p>7,2036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.257061" calcext:value-type="float">
            <text:p>7,2570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.257061" calcext:value-type="float">
            <text:p>7,2570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.257061" calcext:value-type="float">
            <text:p>7,2570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.062155" calcext:value-type="float">
            <text:p>7,06215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.254519" calcext:value-type="float">
            <text:p>7,2545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418889" calcext:value-type="float">
            <text:p>7,4188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.444345" calcext:value-type="float">
            <text:p>7,4443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444345" calcext:value-type="float">
            <text:p>7,4443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.325786" calcext:value-type="float">
            <text:p>7,32578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.310514" calcext:value-type="float">
            <text:p>7,31051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.120696" calcext:value-type="float">
            <text:p>7,12069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.20469" calcext:value-type="float">
            <text:p>7,2046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976692" calcext:value-type="float">
            <text:p>6,9766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976692" calcext:value-type="float">
            <text:p>6,97669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110516" calcext:value-type="float">
            <text:p>7,1105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110516" calcext:value-type="float">
            <text:p>7,1105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.110516" calcext:value-type="float">
            <text:p>7,1105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.110516" calcext:value-type="float">
            <text:p>7,1105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953785" calcext:value-type="float">
            <text:p>6,95378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827601" calcext:value-type="float">
            <text:p>6,8276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04692" calcext:value-type="float">
            <text:p>6,6046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04692" calcext:value-type="float">
            <text:p>6,6046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397059" calcext:value-type="float">
            <text:p>6,3970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245414" calcext:value-type="float">
            <text:p>6,2454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245414" calcext:value-type="float">
            <text:p>6,2454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245414" calcext:value-type="float">
            <text:p>6,2454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245414" calcext:value-type="float">
            <text:p>6,24541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167585" calcext:value-type="float">
            <text:p>6,16758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288679" calcext:value-type="float">
            <text:p>6,2886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288679" calcext:value-type="float">
            <text:p>6,2886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288679" calcext:value-type="float">
            <text:p>6,28867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180309" calcext:value-type="float">
            <text:p>6,1803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286135" calcext:value-type="float">
            <text:p>6,286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286135" calcext:value-type="float">
            <text:p>6,2861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432688" calcext:value-type="float">
            <text:p>6,43268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460687" calcext:value-type="float">
            <text:p>6,4606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460687" calcext:value-type="float">
            <text:p>6,4606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460687" calcext:value-type="float">
            <text:p>6,46068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258151" calcext:value-type="float">
            <text:p>6,2581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184326" calcext:value-type="float">
            <text:p>6,1843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184326" calcext:value-type="float">
            <text:p>6,1843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184326" calcext:value-type="float">
            <text:p>6,1843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184326" calcext:value-type="float">
            <text:p>6,1843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199602" calcext:value-type="float">
            <text:p>6,1996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115611" calcext:value-type="float">
            <text:p>6,1156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115611" calcext:value-type="float">
            <text:p>6,1156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128346" calcext:value-type="float">
            <text:p>6,1283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172709" calcext:value-type="float">
            <text:p>6,1727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172709" calcext:value-type="float">
            <text:p>6,1727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172709" calcext:value-type="float">
            <text:p>6,1727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172709" calcext:value-type="float">
            <text:p>6,17270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398162" calcext:value-type="float">
            <text:p>6,39816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357435" calcext:value-type="float">
            <text:p>6,3574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357435" calcext:value-type="float">
            <text:p>6,3574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357435" calcext:value-type="float">
            <text:p>6,3574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357435" calcext:value-type="float">
            <text:p>6,3574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378865" calcext:value-type="float">
            <text:p>6,3788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378865" calcext:value-type="float">
            <text:p>6,3788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378865" calcext:value-type="float">
            <text:p>6,37886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381413" calcext:value-type="float">
            <text:p>6,3814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381413" calcext:value-type="float">
            <text:p>6,3814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45778" calcext:value-type="float">
            <text:p>6,457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45778" calcext:value-type="float">
            <text:p>6,4577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391606" calcext:value-type="float">
            <text:p>6,3916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391606" calcext:value-type="float">
            <text:p>6,3916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391606" calcext:value-type="float">
            <text:p>6,3916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391606" calcext:value-type="float">
            <text:p>6,3916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391606" calcext:value-type="float">
            <text:p>6,3916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349418" calcext:value-type="float">
            <text:p>6,3494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232339" calcext:value-type="float">
            <text:p>6,2323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991617" calcext:value-type="float">
            <text:p>5,9916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033819" calcext:value-type="float">
            <text:p>6,0338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033819" calcext:value-type="float">
            <text:p>6,0338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033819" calcext:value-type="float">
            <text:p>6,0338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033819" calcext:value-type="float">
            <text:p>6,0338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004724" calcext:value-type="float">
            <text:p>6,0047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004724" calcext:value-type="float">
            <text:p>6,0047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15636" calcext:value-type="float">
            <text:p>6,156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15636" calcext:value-type="float">
            <text:p>6,156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361449" calcext:value-type="float">
            <text:p>6,36144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422545" calcext:value-type="float">
            <text:p>6,42254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492373" calcext:value-type="float">
            <text:p>6,49237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585467" calcext:value-type="float">
            <text:p>6,5854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395649" calcext:value-type="float">
            <text:p>6,39564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539651" calcext:value-type="float">
            <text:p>6,5396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539651" calcext:value-type="float">
            <text:p>6,5396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539651" calcext:value-type="float">
            <text:p>6,5396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582924" calcext:value-type="float">
            <text:p>6,5829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524373" calcext:value-type="float">
            <text:p>6,5243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524373" calcext:value-type="float">
            <text:p>6,5243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524373" calcext:value-type="float">
            <text:p>6,5243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524373" calcext:value-type="float">
            <text:p>6,52437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337104" calcext:value-type="float">
            <text:p>6,3371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337104" calcext:value-type="float">
            <text:p>6,33710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354923" calcext:value-type="float">
            <text:p>6,3549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286197" calcext:value-type="float">
            <text:p>6,28619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286197" calcext:value-type="float">
            <text:p>6,28619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175292" calcext:value-type="float">
            <text:p>6,1752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175292" calcext:value-type="float">
            <text:p>6,17529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114197" calcext:value-type="float">
            <text:p>6,1141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114197" calcext:value-type="float">
            <text:p>6,1141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137105" calcext:value-type="float">
            <text:p>6,1371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137105" calcext:value-type="float">
            <text:p>6,13710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132013" calcext:value-type="float">
            <text:p>6,13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132013" calcext:value-type="float">
            <text:p>6,1320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270921" calcext:value-type="float">
            <text:p>6,270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270921" calcext:value-type="float">
            <text:p>6,270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270921" calcext:value-type="float">
            <text:p>6,270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270921" calcext:value-type="float">
            <text:p>6,270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270921" calcext:value-type="float">
            <text:p>6,270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270921" calcext:value-type="float">
            <text:p>6,270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270921" calcext:value-type="float">
            <text:p>6,270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270921" calcext:value-type="float">
            <text:p>6,2709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251633" calcext:value-type="float">
            <text:p>6,2516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064359" calcext:value-type="float">
            <text:p>6,06435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966532" calcext:value-type="float">
            <text:p>5,966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966532" calcext:value-type="float">
            <text:p>5,966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966532" calcext:value-type="float">
            <text:p>5,966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966532" calcext:value-type="float">
            <text:p>5,966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966532" calcext:value-type="float">
            <text:p>5,966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935987" calcext:value-type="float">
            <text:p>5,9359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935987" calcext:value-type="float">
            <text:p>5,9359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935987" calcext:value-type="float">
            <text:p>5,93598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.893809" calcext:value-type="float">
            <text:p>5,8938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.882532" calcext:value-type="float">
            <text:p>5,882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.882532" calcext:value-type="float">
            <text:p>5,882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.882532" calcext:value-type="float">
            <text:p>5,882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.882532" calcext:value-type="float">
            <text:p>5,8825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.811267" calcext:value-type="float">
            <text:p>5,8112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.636718" calcext:value-type="float">
            <text:p>5,63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.636718" calcext:value-type="float">
            <text:p>5,63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.636718" calcext:value-type="float">
            <text:p>5,63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.636718" calcext:value-type="float">
            <text:p>5,63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.636718" calcext:value-type="float">
            <text:p>5,63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.636718" calcext:value-type="float">
            <text:p>5,63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.636718" calcext:value-type="float">
            <text:p>5,63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636718" calcext:value-type="float">
            <text:p>5,63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.636718" calcext:value-type="float">
            <text:p>5,6367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.794546" calcext:value-type="float">
            <text:p>5,7945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.794546" calcext:value-type="float">
            <text:p>5,79454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.7549" calcext:value-type="float">
            <text:p>5,75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.7549" calcext:value-type="float">
            <text:p>5,75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.7549" calcext:value-type="float">
            <text:p>5,75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7549" calcext:value-type="float">
            <text:p>5,75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.7549" calcext:value-type="float">
            <text:p>5,75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7549" calcext:value-type="float">
            <text:p>5,754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.713072" calcext:value-type="float">
            <text:p>5,7130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.713072" calcext:value-type="float">
            <text:p>5,7130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.713072" calcext:value-type="float">
            <text:p>5,7130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.713072" calcext:value-type="float">
            <text:p>5,71307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.709071" calcext:value-type="float">
            <text:p>5,7090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709071" calcext:value-type="float">
            <text:p>5,70907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.567621" calcext:value-type="float">
            <text:p>5,5676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.567621" calcext:value-type="float">
            <text:p>5,5676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.464339" calcext:value-type="float">
            <text:p>5,4643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.464339" calcext:value-type="float">
            <text:p>5,4643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.464339" calcext:value-type="float">
            <text:p>5,4643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464339" calcext:value-type="float">
            <text:p>5,4643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.464339" calcext:value-type="float">
            <text:p>5,4643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.613442" calcext:value-type="float">
            <text:p>5,6134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.613442" calcext:value-type="float">
            <text:p>5,6134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.613442" calcext:value-type="float">
            <text:p>5,61344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.675998" calcext:value-type="float">
            <text:p>5,6759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.679615" calcext:value-type="float">
            <text:p>5,6796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679615" calcext:value-type="float">
            <text:p>5,6796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.679615" calcext:value-type="float">
            <text:p>5,6796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.679615" calcext:value-type="float">
            <text:p>5,6796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.679615" calcext:value-type="float">
            <text:p>5,6796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679615" calcext:value-type="float">
            <text:p>5,6796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.738158" calcext:value-type="float">
            <text:p>5,7381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.738158" calcext:value-type="float">
            <text:p>5,7381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.738158" calcext:value-type="float">
            <text:p>5,73815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730527" calcext:value-type="float">
            <text:p>5,7305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.775245" calcext:value-type="float">
            <text:p>5,7752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783977" calcext:value-type="float">
            <text:p>5,783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.783977" calcext:value-type="float">
            <text:p>5,783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.783977" calcext:value-type="float">
            <text:p>5,783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.783977" calcext:value-type="float">
            <text:p>5,78397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717795" calcext:value-type="float">
            <text:p>5,7177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.568698" calcext:value-type="float">
            <text:p>5,5686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535642" calcext:value-type="float">
            <text:p>5,5356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525463" calcext:value-type="float">
            <text:p>5,5254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.525463" calcext:value-type="float">
            <text:p>5,5254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.525463" calcext:value-type="float">
            <text:p>5,5254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.525463" calcext:value-type="float">
            <text:p>5,5254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.525463" calcext:value-type="float">
            <text:p>5,5254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665463" calcext:value-type="float">
            <text:p>5,6654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.726563" calcext:value-type="float">
            <text:p>5,72656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.707643" calcext:value-type="float">
            <text:p>5,7076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.596724" calcext:value-type="float">
            <text:p>5,5967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.596724" calcext:value-type="float">
            <text:p>5,5967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778912" calcext:value-type="float">
            <text:p>5,7789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.778912" calcext:value-type="float">
            <text:p>5,7789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.721812" calcext:value-type="float">
            <text:p>5,7218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.721812" calcext:value-type="float">
            <text:p>5,7218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.721812" calcext:value-type="float">
            <text:p>5,7218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623625" calcext:value-type="float">
            <text:p>5,6236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.623625" calcext:value-type="float">
            <text:p>5,6236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.623625" calcext:value-type="float">
            <text:p>5,6236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.638886" calcext:value-type="float">
            <text:p>5,6388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.638886" calcext:value-type="float">
            <text:p>5,6388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638886" calcext:value-type="float">
            <text:p>5,6388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.638886" calcext:value-type="float">
            <text:p>5,6388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.701433" calcext:value-type="float">
            <text:p>5,7014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.701433" calcext:value-type="float">
            <text:p>5,7014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725817" calcext:value-type="float">
            <text:p>5,7258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.725817" calcext:value-type="float">
            <text:p>5,7258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.725817" calcext:value-type="float">
            <text:p>5,7258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725817" calcext:value-type="float">
            <text:p>5,7258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.725817" calcext:value-type="float">
            <text:p>5,7258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.725817" calcext:value-type="float">
            <text:p>5,7258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.725817" calcext:value-type="float">
            <text:p>5,7258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.725817" calcext:value-type="float">
            <text:p>5,7258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.725817" calcext:value-type="float">
            <text:p>5,7258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.741092" calcext:value-type="float">
            <text:p>5,7410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.741092" calcext:value-type="float">
            <text:p>5,7410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.741092" calcext:value-type="float">
            <text:p>5,7410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.741092" calcext:value-type="float">
            <text:p>5,7410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530909" calcext:value-type="float">
            <text:p>5,5309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.530909" calcext:value-type="float">
            <text:p>5,5309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.55127" calcext:value-type="float">
            <text:p>5,551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.55127" calcext:value-type="float">
            <text:p>5,551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.493803" calcext:value-type="float">
            <text:p>5,493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5.493803" calcext:value-type="float">
            <text:p>5,493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.493803" calcext:value-type="float">
            <text:p>5,4938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.419985" calcext:value-type="float">
            <text:p>5,4199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.419985" calcext:value-type="float">
            <text:p>5,4199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288708" calcext:value-type="float">
            <text:p>5,2887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.309074" calcext:value-type="float">
            <text:p>5,309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.309074" calcext:value-type="float">
            <text:p>5,309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5.309074" calcext:value-type="float">
            <text:p>5,309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309074" calcext:value-type="float">
            <text:p>5,309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.309074" calcext:value-type="float">
            <text:p>5,309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309074" calcext:value-type="float">
            <text:p>5,309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.309074" calcext:value-type="float">
            <text:p>5,309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.309074" calcext:value-type="float">
            <text:p>5,30907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281078" calcext:value-type="float">
            <text:p>5,2810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.281078" calcext:value-type="float">
            <text:p>5,2810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.312677" calcext:value-type="float">
            <text:p>5,3126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5.291255" calcext:value-type="float">
            <text:p>5,2912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.291255" calcext:value-type="float">
            <text:p>5,2912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291255" calcext:value-type="float">
            <text:p>5,2912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.291255" calcext:value-type="float">
            <text:p>5,2912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.291255" calcext:value-type="float">
            <text:p>5,2912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.278526" calcext:value-type="float">
            <text:p>5,2785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.31417" calcext:value-type="float">
            <text:p>5,314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303983" calcext:value-type="float">
            <text:p>5,30398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.175258" calcext:value-type="float">
            <text:p>5,17525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.203245" calcext:value-type="float">
            <text:p>5,2032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102515" calcext:value-type="float">
            <text:p>5,10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.102515" calcext:value-type="float">
            <text:p>5,10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.102515" calcext:value-type="float">
            <text:p>5,10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.102515" calcext:value-type="float">
            <text:p>5,10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.102515" calcext:value-type="float">
            <text:p>5,10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.102515" calcext:value-type="float">
            <text:p>5,10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.102515" calcext:value-type="float">
            <text:p>5,10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102515" calcext:value-type="float">
            <text:p>5,10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.102515" calcext:value-type="float">
            <text:p>5,1025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944723" calcext:value-type="float">
            <text:p>4,944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944723" calcext:value-type="float">
            <text:p>4,944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944723" calcext:value-type="float">
            <text:p>4,944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944723" calcext:value-type="float">
            <text:p>4,944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944723" calcext:value-type="float">
            <text:p>4,944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944723" calcext:value-type="float">
            <text:p>4,9447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853089" calcext:value-type="float">
            <text:p>4,8530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798184" calcext:value-type="float">
            <text:p>4,79818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64908" calcext:value-type="float">
            <text:p>4,649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64908" calcext:value-type="float">
            <text:p>4,649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64908" calcext:value-type="float">
            <text:p>4,649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638896" calcext:value-type="float">
            <text:p>4,6388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53962" calcext:value-type="float">
            <text:p>4,539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395628" calcext:value-type="float">
            <text:p>4,3956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395628" calcext:value-type="float">
            <text:p>4,3956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395628" calcext:value-type="float">
            <text:p>4,3956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395628" calcext:value-type="float">
            <text:p>4,3956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395628" calcext:value-type="float">
            <text:p>4,3956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395628" calcext:value-type="float">
            <text:p>4,3956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256708" calcext:value-type="float">
            <text:p>4,2567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256708" calcext:value-type="float">
            <text:p>4,2567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256708" calcext:value-type="float">
            <text:p>4,2567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256708" calcext:value-type="float">
            <text:p>4,2567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256708" calcext:value-type="float">
            <text:p>4,2567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265445" calcext:value-type="float">
            <text:p>4,2654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265445" calcext:value-type="float">
            <text:p>4,2654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265445" calcext:value-type="float">
            <text:p>4,2654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205445" calcext:value-type="float">
            <text:p>4,2054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176342" calcext:value-type="float">
            <text:p>4,1763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111239" calcext:value-type="float">
            <text:p>4,111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111239" calcext:value-type="float">
            <text:p>4,111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111239" calcext:value-type="float">
            <text:p>4,111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111239" calcext:value-type="float">
            <text:p>4,111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111239" calcext:value-type="float">
            <text:p>4,111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111239" calcext:value-type="float">
            <text:p>4,111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111239" calcext:value-type="float">
            <text:p>4,111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111239" calcext:value-type="float">
            <text:p>4,1112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116331" calcext:value-type="float">
            <text:p>4,1163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116331" calcext:value-type="float">
            <text:p>4,1163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.944333" calcext:value-type="float">
            <text:p>3,9443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.944333" calcext:value-type="float">
            <text:p>3,9443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.944333" calcext:value-type="float">
            <text:p>3,9443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.944333" calcext:value-type="float">
            <text:p>3,9443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790148" calcext:value-type="float">
            <text:p>3,790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.790148" calcext:value-type="float">
            <text:p>3,790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.790148" calcext:value-type="float">
            <text:p>3,790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.790148" calcext:value-type="float">
            <text:p>3,790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.790148" calcext:value-type="float">
            <text:p>3,790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.790148" calcext:value-type="float">
            <text:p>3,790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.790148" calcext:value-type="float">
            <text:p>3,7901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.77488" calcext:value-type="float">
            <text:p>3,774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80433" calcext:value-type="float">
            <text:p>3,804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.80433" calcext:value-type="float">
            <text:p>3,804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80433" calcext:value-type="float">
            <text:p>3,804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.80433" calcext:value-type="float">
            <text:p>3,804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.80433" calcext:value-type="float">
            <text:p>3,804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807931" calcext:value-type="float">
            <text:p>3,8079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.747936" calcext:value-type="float">
            <text:p>3,7479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.747936" calcext:value-type="float">
            <text:p>3,7479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.747936" calcext:value-type="float">
            <text:p>3,7479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.747936" calcext:value-type="float">
            <text:p>3,7479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828318" calcext:value-type="float">
            <text:p>3,8283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.828318" calcext:value-type="float">
            <text:p>3,8283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.837411" calcext:value-type="float">
            <text:p>3,8374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775256" calcext:value-type="float">
            <text:p>3,775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.775256" calcext:value-type="float">
            <text:p>3,775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.775256" calcext:value-type="float">
            <text:p>3,775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.775256" calcext:value-type="float">
            <text:p>3,775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775256" calcext:value-type="float">
            <text:p>3,775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775256" calcext:value-type="float">
            <text:p>3,775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.775256" calcext:value-type="float">
            <text:p>3,775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.775256" calcext:value-type="float">
            <text:p>3,775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.775256" calcext:value-type="float">
            <text:p>3,77525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.7498" calcext:value-type="float">
            <text:p>3,74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80834" calcext:value-type="float">
            <text:p>3,808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692334" calcext:value-type="float">
            <text:p>3,6923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.657795" calcext:value-type="float">
            <text:p>3,6577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693431" calcext:value-type="float">
            <text:p>3,6934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693431" calcext:value-type="float">
            <text:p>3,6934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.693431" calcext:value-type="float">
            <text:p>3,69343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.776335" calcext:value-type="float">
            <text:p>3,7763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776335" calcext:value-type="float">
            <text:p>3,7763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.808335" calcext:value-type="float">
            <text:p>3,8083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.692327" calcext:value-type="float">
            <text:p>3,692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.692327" calcext:value-type="float">
            <text:p>3,692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.692327" calcext:value-type="float">
            <text:p>3,692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692327" calcext:value-type="float">
            <text:p>3,692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.692327" calcext:value-type="float">
            <text:p>3,6923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.688327" calcext:value-type="float">
            <text:p>3,688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.688327" calcext:value-type="float">
            <text:p>3,688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.688327" calcext:value-type="float">
            <text:p>3,688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.688327" calcext:value-type="float">
            <text:p>3,688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688327" calcext:value-type="float">
            <text:p>3,688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.688327" calcext:value-type="float">
            <text:p>3,688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688327" calcext:value-type="float">
            <text:p>3,688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.688327" calcext:value-type="float">
            <text:p>3,6883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.645064" calcext:value-type="float">
            <text:p>3,64506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452703" calcext:value-type="float">
            <text:p>3,452703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2:13:05.313000000</dc:date>
    <meta:editing-duration>PT1M28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2.A1:cameraslog_2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2.B2:cameraslog_2.B1001" chart:label-cell-address="cameraslog_2.B1:cameraslog_2.B1" chart:class="chart:scatter">
            <chart:domain table:cell-range-address="cameraslog_2.A2:cameraslog_2.A1001"/>
            <chart:data-point chart:repeated="1000"/>
          </chart:series>
          <chart:series chart:style-name="ch8" chart:values-cell-range-address="cameraslog_2.C2:cameraslog_2.C1001" chart:label-cell-address="cameraslog_2.C1:cameraslog_2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2.B1:cameraslog_2.B1</svg:desc>
                </draw:g>
              </table:table-cell>
              <table:table-cell office:value-type="string">
                <text:p>number of cameras</text:p>
                <draw:g>
                  <svg:desc>cameraslog_2.C1:cameraslog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2.A2:cameraslog_2.A1001</svg:desc>
                </draw:g>
              </table:table-cell>
              <table:table-cell office:value-type="float" office:value="5.304666">
                <text:p>5.304666</text:p>
                <draw:g>
                  <svg:desc>cameraslog_2.B2:cameraslog_2.B1001</svg:desc>
                </draw:g>
              </table:table-cell>
              <table:table-cell office:value-type="float" office:value="14">
                <text:p>14</text:p>
                <draw:g>
                  <svg:desc>cameraslog_2.C2:cameraslog_2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171213">
                <text:p>5.1712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373751">
                <text:p>5.3737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.342146">
                <text:p>5.3421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231231">
                <text:p>5.231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334518">
                <text:p>5.3345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483605">
                <text:p>5.4836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2941">
                <text:p>5.52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365027">
                <text:p>5.3650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674127">
                <text:p>5.6741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609409">
                <text:p>5.6094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710162">
                <text:p>5.7101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062883">
                <text:p>6.06288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863283">
                <text:p>5.86328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007279">
                <text:p>6.0072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037817">
                <text:p>6.0378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110536">
                <text:p>6.1105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110536">
                <text:p>6.11053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3824">
                <text:p>6.3538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447997">
                <text:p>6.44799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295262">
                <text:p>6.2952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55127">
                <text:p>6.551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598536">
                <text:p>6.598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598536">
                <text:p>6.598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549077">
                <text:p>6.5490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402536">
                <text:p>6.4025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207985">
                <text:p>6.2079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234878">
                <text:p>6.2348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234878">
                <text:p>6.2348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077062">
                <text:p>6.0770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077062">
                <text:p>6.0770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270523">
                <text:p>6.2705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.353454">
                <text:p>6.3534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342173">
                <text:p>6.3421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.425083">
                <text:p>6.42508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291261">
                <text:p>6.2912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189447">
                <text:p>6.1894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43526">
                <text:p>6.435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513077">
                <text:p>6.5130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.646895">
                <text:p>6.6468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609803">
                <text:p>6.60980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789448">
                <text:p>6.7894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984358">
                <text:p>6.98435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184362">
                <text:p>7.18436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381813">
                <text:p>7.3818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551269">
                <text:p>7.551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551269">
                <text:p>7.55126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705454">
                <text:p>7.7054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553813">
                <text:p>7.5538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814905">
                <text:p>7.8149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910542">
                <text:p>7.9105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913082">
                <text:p>7.9130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018901">
                <text:p>8.01890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286152">
                <text:p>8.2861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287609">
                <text:p>8.2876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287609">
                <text:p>8.28760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333419">
                <text:p>8.3334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120694">
                <text:p>8.1206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087603">
                <text:p>8.0876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300327">
                <text:p>8.3003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292692">
                <text:p>8.2926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482511">
                <text:p>8.482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8.482511">
                <text:p>8.4825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.581771">
                <text:p>8.5817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.365436">
                <text:p>8.3654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.365436">
                <text:p>8.36543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532349">
                <text:p>8.5323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.345074">
                <text:p>8.34507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.575617">
                <text:p>8.5756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.383252">
                <text:p>8.3832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.36289">
                <text:p>8.3628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.332349">
                <text:p>8.3323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.332349">
                <text:p>8.3323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332349">
                <text:p>8.3323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332349">
                <text:p>8.3323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139984">
                <text:p>8.13998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206157">
                <text:p>8.20615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216338">
                <text:p>8.21633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393431">
                <text:p>8.3934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395977">
                <text:p>8.3959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375617">
                <text:p>8.3756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375617">
                <text:p>8.3756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542529">
                <text:p>8.5425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729803">
                <text:p>8.7298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5578">
                <text:p>8.55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5578">
                <text:p>8.55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62504">
                <text:p>8.625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602134">
                <text:p>8.6021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602134">
                <text:p>8.60213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580293">
                <text:p>8.5802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59811">
                <text:p>8.598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570113">
                <text:p>8.5701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415925">
                <text:p>8.4159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58793">
                <text:p>8.5879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339574">
                <text:p>8.3395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18284">
                <text:p>8.182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35443">
                <text:p>8.354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205335">
                <text:p>8.2053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951886">
                <text:p>7.95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951886">
                <text:p>7.9518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762069">
                <text:p>7.7620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75698">
                <text:p>7.7569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544253">
                <text:p>7.5442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569704">
                <text:p>7.569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569704">
                <text:p>7.5697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57734">
                <text:p>7.577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746797">
                <text:p>7.7467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746797">
                <text:p>7.7467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746797">
                <text:p>7.7467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746797">
                <text:p>7.74679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639899">
                <text:p>7.6398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.639899">
                <text:p>7.6398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.639899">
                <text:p>7.6398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.639899">
                <text:p>7.6398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.736615">
                <text:p>7.7366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.736615">
                <text:p>7.7366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.762066">
                <text:p>7.7620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.923889">
                <text:p>7.9238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.923889">
                <text:p>7.9238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.800247">
                <text:p>7.80024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.931526">
                <text:p>7.9315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7.931526">
                <text:p>7.9315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116254">
                <text:p>8.116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295894">
                <text:p>8.2958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295894">
                <text:p>8.29589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075532">
                <text:p>8.0755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075532">
                <text:p>8.07553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829722">
                <text:p>7.82972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890804">
                <text:p>7.8908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600657">
                <text:p>7.60065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451971">
                <text:p>7.4519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451971">
                <text:p>7.4519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241792">
                <text:p>7.2417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216339">
                <text:p>7.2163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7.203613">
                <text:p>7.2036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7.257061">
                <text:p>7.2570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7.257061">
                <text:p>7.2570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7.257061">
                <text:p>7.25706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7.062155">
                <text:p>7.0621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.254519">
                <text:p>7.2545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.418889">
                <text:p>7.4188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.444345">
                <text:p>7.4443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.444345">
                <text:p>7.4443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325786">
                <text:p>7.3257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310514">
                <text:p>7.3105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120696">
                <text:p>7.12069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20469">
                <text:p>7.204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976692">
                <text:p>6.9766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976692">
                <text:p>6.97669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.110516">
                <text:p>7.1105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.110516">
                <text:p>7.1105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.110516">
                <text:p>7.1105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.110516">
                <text:p>7.1105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953785">
                <text:p>6.95378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827601">
                <text:p>6.8276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6.604692">
                <text:p>6.6046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6.604692">
                <text:p>6.60469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6.397059">
                <text:p>6.39705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6.245414">
                <text:p>6.2454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6.245414">
                <text:p>6.2454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6.245414">
                <text:p>6.2454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6.245414">
                <text:p>6.2454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6.167585">
                <text:p>6.1675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6.288679">
                <text:p>6.2886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288679">
                <text:p>6.2886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288679">
                <text:p>6.2886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180309">
                <text:p>6.1803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286135">
                <text:p>6.2861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286135">
                <text:p>6.2861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432688">
                <text:p>6.4326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460687">
                <text:p>6.460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460687">
                <text:p>6.460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460687">
                <text:p>6.46068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258151">
                <text:p>6.25815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184326">
                <text:p>6.1843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184326">
                <text:p>6.1843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184326">
                <text:p>6.1843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6.184326">
                <text:p>6.1843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6.199602">
                <text:p>6.1996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115611">
                <text:p>6.1156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6.115611">
                <text:p>6.1156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6.128346">
                <text:p>6.12834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6.172709">
                <text:p>6.1727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6.172709">
                <text:p>6.1727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6.172709">
                <text:p>6.1727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6.172709">
                <text:p>6.17270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6.398162">
                <text:p>6.39816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6.357435">
                <text:p>6.3574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6.357435">
                <text:p>6.3574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357435">
                <text:p>6.3574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6.357435">
                <text:p>6.3574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6.378865">
                <text:p>6.3788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6.378865">
                <text:p>6.3788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6.378865">
                <text:p>6.3788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6.381413">
                <text:p>6.3814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6.381413">
                <text:p>6.3814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6.45778">
                <text:p>6.457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6.45778">
                <text:p>6.457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6.391606">
                <text:p>6.39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391606">
                <text:p>6.39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6.391606">
                <text:p>6.39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6.391606">
                <text:p>6.39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6.391606">
                <text:p>6.3916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6.349418">
                <text:p>6.3494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6.232339">
                <text:p>6.2323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991617">
                <text:p>5.9916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6.033819">
                <text:p>6.0338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6.033819">
                <text:p>6.0338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6.033819">
                <text:p>6.0338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033819">
                <text:p>6.0338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6.004724">
                <text:p>6.0047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6.004724">
                <text:p>6.0047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6.15636">
                <text:p>6.156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6.15636">
                <text:p>6.156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6.361449">
                <text:p>6.36144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6.422545">
                <text:p>6.4225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6.492373">
                <text:p>6.4923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6.585467">
                <text:p>6.5854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6.395649">
                <text:p>6.39564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6.539651">
                <text:p>6.5396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6.539651">
                <text:p>6.5396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6.539651">
                <text:p>6.5396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6.582924">
                <text:p>6.5829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6.524373">
                <text:p>6.5243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.524373">
                <text:p>6.5243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6.524373">
                <text:p>6.5243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6.524373">
                <text:p>6.52437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6.337104">
                <text:p>6.337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.337104">
                <text:p>6.337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.354923">
                <text:p>6.3549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.286197">
                <text:p>6.2861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.286197">
                <text:p>6.2861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.175292">
                <text:p>6.1752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.175292">
                <text:p>6.1752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.114197">
                <text:p>6.1141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.114197">
                <text:p>6.1141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.137105">
                <text:p>6.1371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.137105">
                <text:p>6.1371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.132013">
                <text:p>6.1320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.132013">
                <text:p>6.13201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.270921">
                <text:p>6.2709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.270921">
                <text:p>6.2709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.270921">
                <text:p>6.2709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.270921">
                <text:p>6.2709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.270921">
                <text:p>6.2709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.270921">
                <text:p>6.2709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.270921">
                <text:p>6.2709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.270921">
                <text:p>6.2709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.251633">
                <text:p>6.2516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.064359">
                <text:p>6.06435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966532">
                <text:p>5.966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966532">
                <text:p>5.966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966532">
                <text:p>5.966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966532">
                <text:p>5.966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966532">
                <text:p>5.966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935987">
                <text:p>5.9359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935987">
                <text:p>5.9359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935987">
                <text:p>5.93598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.893809">
                <text:p>5.8938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.882532">
                <text:p>5.88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.882532">
                <text:p>5.88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.882532">
                <text:p>5.88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.882532">
                <text:p>5.8825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.811267">
                <text:p>5.8112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.636718">
                <text:p>5.63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.636718">
                <text:p>5.63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.636718">
                <text:p>5.63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.636718">
                <text:p>5.63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.636718">
                <text:p>5.63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.636718">
                <text:p>5.63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.636718">
                <text:p>5.63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.636718">
                <text:p>5.63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.636718">
                <text:p>5.6367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.794546">
                <text:p>5.7945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.794546">
                <text:p>5.7945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.7549">
                <text:p>5.75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.7549">
                <text:p>5.75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.7549">
                <text:p>5.75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.7549">
                <text:p>5.75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.7549">
                <text:p>5.75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.7549">
                <text:p>5.75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.713072">
                <text:p>5.7130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.713072">
                <text:p>5.7130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.713072">
                <text:p>5.7130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.713072">
                <text:p>5.7130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.709071">
                <text:p>5.7090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.709071">
                <text:p>5.70907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.567621">
                <text:p>5.5676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.567621">
                <text:p>5.5676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.464339">
                <text:p>5.4643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.464339">
                <text:p>5.4643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.464339">
                <text:p>5.4643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.464339">
                <text:p>5.4643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.464339">
                <text:p>5.4643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.613442">
                <text:p>5.613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.613442">
                <text:p>5.613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.613442">
                <text:p>5.6134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.675998">
                <text:p>5.6759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.679615">
                <text:p>5.679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.679615">
                <text:p>5.679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5.679615">
                <text:p>5.679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5.679615">
                <text:p>5.679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5.679615">
                <text:p>5.679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5.679615">
                <text:p>5.6796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5.738158">
                <text:p>5.7381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5.738158">
                <text:p>5.7381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.738158">
                <text:p>5.7381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5.730527">
                <text:p>5.7305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5.775245">
                <text:p>5.7752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5.783977">
                <text:p>5.783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5.783977">
                <text:p>5.783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5.783977">
                <text:p>5.783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5.783977">
                <text:p>5.7839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5.717795">
                <text:p>5.7177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5.568698">
                <text:p>5.5686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5.535642">
                <text:p>5.5356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5.525463">
                <text:p>5.5254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5.525463">
                <text:p>5.5254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5.525463">
                <text:p>5.5254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5.525463">
                <text:p>5.5254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5.525463">
                <text:p>5.5254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5.665463">
                <text:p>5.6654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5.726563">
                <text:p>5.7265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5.707643">
                <text:p>5.707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5.596724">
                <text:p>5.596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5.596724">
                <text:p>5.5967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5.778912">
                <text:p>5.7789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5.778912">
                <text:p>5.7789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5.721812">
                <text:p>5.7218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5.721812">
                <text:p>5.7218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5.721812">
                <text:p>5.7218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5.623625">
                <text:p>5.623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5.623625">
                <text:p>5.623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5.623625">
                <text:p>5.623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5.638886">
                <text:p>5.6388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5.638886">
                <text:p>5.6388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5.638886">
                <text:p>5.6388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5.638886">
                <text:p>5.6388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5.701433">
                <text:p>5.7014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5.701433">
                <text:p>5.7014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5.725817">
                <text:p>5.7258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5.725817">
                <text:p>5.7258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.725817">
                <text:p>5.7258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.725817">
                <text:p>5.7258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.725817">
                <text:p>5.7258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.725817">
                <text:p>5.7258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.725817">
                <text:p>5.7258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.725817">
                <text:p>5.7258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.725817">
                <text:p>5.72581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.741092">
                <text:p>5.7410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.741092">
                <text:p>5.7410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.741092">
                <text:p>5.7410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.741092">
                <text:p>5.7410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5.530909">
                <text:p>5.5309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5.530909">
                <text:p>5.5309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5.55127">
                <text:p>5.551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5.55127">
                <text:p>5.551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5.493803">
                <text:p>5.4938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5.493803">
                <text:p>5.4938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5.493803">
                <text:p>5.49380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5.419985">
                <text:p>5.4199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5.419985">
                <text:p>5.4199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5.288708">
                <text:p>5.2887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5.309074">
                <text:p>5.3090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5.309074">
                <text:p>5.3090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5.309074">
                <text:p>5.3090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5.309074">
                <text:p>5.3090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5.309074">
                <text:p>5.3090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5.309074">
                <text:p>5.3090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5.309074">
                <text:p>5.3090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5.309074">
                <text:p>5.3090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5.281078">
                <text:p>5.2810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5.281078">
                <text:p>5.2810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5.312677">
                <text:p>5.31267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5.291255">
                <text:p>5.291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5.291255">
                <text:p>5.291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5.291255">
                <text:p>5.291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5.291255">
                <text:p>5.291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5.291255">
                <text:p>5.2912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5.278526">
                <text:p>5.2785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5.31417">
                <text:p>5.314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5.303983">
                <text:p>5.303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5.175258">
                <text:p>5.17525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5.203245">
                <text:p>5.2032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5.102515">
                <text:p>5.102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5.102515">
                <text:p>5.102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5.102515">
                <text:p>5.102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5.102515">
                <text:p>5.102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5.102515">
                <text:p>5.102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5.102515">
                <text:p>5.102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5.102515">
                <text:p>5.102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5.102515">
                <text:p>5.102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5.102515">
                <text:p>5.1025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944723">
                <text:p>4.9447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944723">
                <text:p>4.9447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944723">
                <text:p>4.9447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944723">
                <text:p>4.9447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944723">
                <text:p>4.9447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944723">
                <text:p>4.9447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853089">
                <text:p>4.8530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798184">
                <text:p>4.7981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64908">
                <text:p>4.649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64908">
                <text:p>4.649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64908">
                <text:p>4.649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638896">
                <text:p>4.6388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53962">
                <text:p>4.539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395628">
                <text:p>4.3956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395628">
                <text:p>4.3956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395628">
                <text:p>4.3956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395628">
                <text:p>4.3956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395628">
                <text:p>4.3956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395628">
                <text:p>4.3956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256708">
                <text:p>4.256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256708">
                <text:p>4.256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256708">
                <text:p>4.256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256708">
                <text:p>4.256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256708">
                <text:p>4.2567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265445">
                <text:p>4.2654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265445">
                <text:p>4.2654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265445">
                <text:p>4.2654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205445">
                <text:p>4.2054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176342">
                <text:p>4.1763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111239">
                <text:p>4.111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111239">
                <text:p>4.111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111239">
                <text:p>4.111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111239">
                <text:p>4.111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111239">
                <text:p>4.111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111239">
                <text:p>4.111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111239">
                <text:p>4.111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111239">
                <text:p>4.1112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116331">
                <text:p>4.116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116331">
                <text:p>4.1163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3.944333">
                <text:p>3.944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3.944333">
                <text:p>3.944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3.944333">
                <text:p>3.944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3.944333">
                <text:p>3.9443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3.790148">
                <text:p>3.790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3.790148">
                <text:p>3.790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3.790148">
                <text:p>3.790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3.790148">
                <text:p>3.790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3.790148">
                <text:p>3.790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3.790148">
                <text:p>3.790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3.790148">
                <text:p>3.790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3.77488">
                <text:p>3.774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3.80433">
                <text:p>3.804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3.80433">
                <text:p>3.804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3.80433">
                <text:p>3.804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3.80433">
                <text:p>3.804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3.80433">
                <text:p>3.804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3.807931">
                <text:p>3.8079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3.747936">
                <text:p>3.7479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3.747936">
                <text:p>3.7479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3.747936">
                <text:p>3.7479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3.747936">
                <text:p>3.7479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3.828318">
                <text:p>3.8283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3.828318">
                <text:p>3.8283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.837411">
                <text:p>3.8374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3.775256">
                <text:p>3.775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3.775256">
                <text:p>3.775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3.775256">
                <text:p>3.775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3.775256">
                <text:p>3.775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3.775256">
                <text:p>3.775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3.775256">
                <text:p>3.775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3.775256">
                <text:p>3.775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3.775256">
                <text:p>3.775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3.775256">
                <text:p>3.775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3.7498">
                <text:p>3.74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3.80834">
                <text:p>3.808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3.692334">
                <text:p>3.6923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3.657795">
                <text:p>3.6577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3.693431">
                <text:p>3.6934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3.693431">
                <text:p>3.6934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3.693431">
                <text:p>3.6934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3.776335">
                <text:p>3.7763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3.776335">
                <text:p>3.7763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3.808335">
                <text:p>3.8083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3.692327">
                <text:p>3.6923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3.692327">
                <text:p>3.6923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3.692327">
                <text:p>3.6923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3.692327">
                <text:p>3.6923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3.692327">
                <text:p>3.6923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3.688327">
                <text:p>3.688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3.688327">
                <text:p>3.688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3.688327">
                <text:p>3.688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3.688327">
                <text:p>3.688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3.688327">
                <text:p>3.688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3.688327">
                <text:p>3.688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3.688327">
                <text:p>3.688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3.688327">
                <text:p>3.6883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3.645064">
                <text:p>3.6450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3.452703">
                <text:p>3.452703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